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Times_new_roman" svg:font-family="Times_new_roman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fo:font-weight="bold" officeooo:rsid="002255ae" officeooo:paragraph-rsid="002255ae" style:font-weight-asian="bold" style:font-weight-complex="bold"/>
    </style:style>
    <style:style style:name="P2" style:family="paragraph" style:parent-style-name="Standard">
      <style:text-properties fo:font-size="12pt" fo:font-weight="normal" officeooo:rsid="0026693a" officeooo:paragraph-rsid="0026693a" style:font-weight-asian="normal" style:font-weight-complex="normal"/>
    </style:style>
    <style:style style:name="P3" style:family="paragraph" style:parent-style-name="Standard">
      <style:text-properties fo:color="#d4d4d4" style:font-name="Times new roman" fo:font-size="12pt" fo:font-weight="normal" officeooo:paragraph-rsid="002255ae" fo:background-color="#1e1e1e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rsid="002255ae" officeooo:paragraph-rsid="002255a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227fcd" officeooo:paragraph-rsid="00227fc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bold" officeooo:rsid="0024671d" officeooo:paragraph-rsid="002862f8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bold" officeooo:rsid="0024671d" officeooo:paragraph-rsid="0024671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officeooo:rsid="0024a6a9" officeooo:paragraph-rsid="0024a6a9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officeooo:rsid="0026693a" officeooo:paragraph-rsid="0026693a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bold" officeooo:rsid="0026693a" officeooo:paragraph-rsid="0029b9c5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weight="bold" officeooo:rsid="0026693a" officeooo:paragraph-rsid="002b4d7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2pt" fo:font-weight="bold" officeooo:rsid="0029b9c5" officeooo:paragraph-rsid="0029b9c5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Times new roman" fo:font-size="12pt" fo:font-weight="bold" officeooo:rsid="0029b9c5" officeooo:paragraph-rsid="002b4d70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Times new roman" fo:font-size="12pt" fo:font-weight="bold" officeooo:rsid="002b4d70" officeooo:paragraph-rsid="002b4d7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Times new roman" fo:font-size="12pt" style:text-underline-style="none" fo:font-weight="bold" officeooo:rsid="002255ae" officeooo:paragraph-rsid="002255ae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style:text-underline-style="none" fo:font-weight="bold" officeooo:rsid="00269353" officeooo:paragraph-rsid="00269353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2pt" fo:font-weight="normal" officeooo:rsid="002255ae" officeooo:paragraph-rsid="002255a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officeooo:rsid="0026693a" officeooo:paragraph-rsid="0026693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officeooo:rsid="0024a6a9" officeooo:paragraph-rsid="0024a6a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 fo:font-size="12pt" fo:font-weight="normal" officeooo:rsid="002862f8" officeooo:paragraph-rsid="002862f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29b9c5" officeooo:paragraph-rsid="0029b9c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29b9c5" officeooo:paragraph-rsid="002b4d70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2b4d70" officeooo:paragraph-rsid="002b4d7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style="normal" fo:font-weight="normal" officeooo:rsid="00202751" officeooo:paragraph-rsid="002255a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Times new roman" fo:font-size="12pt" fo:font-style="normal" fo:font-weight="bold" officeooo:paragraph-rsid="002255ae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Times new roman" fo:font-size="12pt" style:font-size-asian="12pt" style:font-size-complex="12pt"/>
    </style:style>
    <style:style style:name="P28" style:family="paragraph" style:parent-style-name="Standard">
      <style:text-properties style:font-name="Times new roman" fo:font-size="12pt" officeooo:paragraph-rsid="001f4dc0" style:font-size-asian="12pt" style:font-size-complex="12pt"/>
    </style:style>
    <style:style style:name="P29" style:family="paragraph" style:parent-style-name="Standard">
      <style:text-properties style:font-name="Times new roman" fo:font-size="12pt" officeooo:paragraph-rsid="002255ae" style:font-size-asian="12pt" style:font-size-complex="12pt"/>
    </style:style>
    <style:style style:name="P30" style:family="paragraph" style:parent-style-name="Standard">
      <style:text-properties style:font-name="Times new roman" fo:font-size="12pt" officeooo:rsid="002255ae" officeooo:paragraph-rsid="002255ae" style:font-size-asian="12pt" style:font-size-complex="12pt"/>
    </style:style>
    <style:style style:name="P31" style:family="paragraph" style:parent-style-name="Standard">
      <style:text-properties style:font-name="Times new roman" fo:font-size="12pt" officeooo:rsid="00227fcd" officeooo:paragraph-rsid="00227fcd" style:font-size-asian="12pt" style:font-size-complex="12pt"/>
    </style:style>
    <style:style style:name="P32" style:family="paragraph" style:parent-style-name="Standard">
      <style:text-properties style:font-name="Times new roman" fo:font-size="12pt" officeooo:rsid="0024671d" officeooo:paragraph-rsid="0024671d" style:font-size-asian="12pt" style:font-size-complex="12pt"/>
    </style:style>
    <style:style style:name="P33" style:family="paragraph" style:parent-style-name="Standard">
      <style:text-properties style:font-name="Times new roman" fo:font-size="12pt" officeooo:paragraph-rsid="002862f8" style:font-size-asian="12pt" style:font-size-complex="12pt"/>
    </style:style>
    <style:style style:name="P34" style:family="paragraph" style:parent-style-name="Standard">
      <style:text-properties style:font-name="Times new roman" fo:font-size="12pt" officeooo:rsid="00269353" officeooo:paragraph-rsid="00269353" style:font-size-asian="12pt" style:font-size-complex="12pt"/>
    </style:style>
    <style:style style:name="P35" style:family="paragraph" style:parent-style-name="Standard">
      <style:text-properties style:font-name="Times new roman" fo:font-size="12pt" officeooo:paragraph-rsid="00269353" style:font-size-asian="12pt" style:font-size-complex="12pt"/>
    </style:style>
    <style:style style:name="P36" style:family="paragraph" style:parent-style-name="Standard">
      <style:text-properties style:font-name="Times new roman" fo:font-size="12pt" officeooo:rsid="002862f8" officeooo:paragraph-rsid="002862f8" style:font-size-asian="12pt" style:font-size-complex="12pt"/>
    </style:style>
    <style:style style:name="P37" style:family="paragraph" style:parent-style-name="Text_20_body">
      <style:text-properties style:font-name="Times new roman" fo:font-size="12pt" style:font-size-asian="12pt" style:font-size-complex="12pt"/>
    </style:style>
    <style:style style:name="P38" style:family="paragraph" style:parent-style-name="Preformatted_20_Text">
      <style:text-properties officeooo:rsid="001f4dc0" officeooo:paragraph-rsid="001f4dc0"/>
    </style:style>
    <style:style style:name="P39" style:family="paragraph" style:parent-style-name="Preformatted_20_Text">
      <style:text-properties style:font-name="Times new roman" fo:font-size="12pt" fo:font-style="normal" fo:font-weight="normal" officeooo:rsid="00202751" officeooo:paragraph-rsid="002255a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Preformatted_20_Text">
      <style:text-properties style:font-name="Times new roman" fo:font-size="12pt" fo:font-style="normal" fo:font-weight="normal" officeooo:rsid="00351900" officeooo:paragraph-rsid="001f4dc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>
      <style:text-properties style:font-name="Times new roman" fo:font-size="12pt" officeooo:rsid="0017afe3" officeooo:paragraph-rsid="001f4dc0" style:font-size-asian="12pt" style:font-size-complex="12pt"/>
    </style:style>
    <style:style style:name="P42" style:family="paragraph" style:parent-style-name="Preformatted_20_Text">
      <style:text-properties style:font-name="Times new roman" fo:font-size="12pt" officeooo:rsid="001f4dc0" officeooo:paragraph-rsid="001f4dc0" style:font-size-asian="12pt" style:font-size-complex="12pt"/>
    </style:style>
    <style:style style:name="P43" style:family="paragraph" style:parent-style-name="Preformatted_20_Text">
      <style:text-properties style:font-name="Times new roman" fo:font-size="12pt" officeooo:rsid="00206318" officeooo:paragraph-rsid="00206318" style:font-size-asian="12pt" style:font-size-complex="12pt"/>
    </style:style>
    <style:style style:name="P44" style:family="paragraph" style:parent-style-name="Preformatted_20_Text">
      <style:text-properties style:font-name="Times new roman" fo:font-size="12pt" fo:font-weight="bold" officeooo:rsid="001f4dc0" officeooo:paragraph-rsid="001f4dc0" style:font-size-asian="12pt" style:font-weight-asian="bold" style:font-size-complex="12pt" style:font-weight-complex="bold"/>
    </style:style>
    <style:style style:name="P45" style:family="paragraph" style:parent-style-name="Monospace">
      <style:text-properties style:font-name="Monospace" fo:font-size="12pt" officeooo:rsid="00227fcd" officeooo:paragraph-rsid="00227fcd"/>
    </style:style>
    <style:style style:name="P46" style:family="paragraph" style:parent-style-name="Monospace">
      <style:text-properties style:font-name="Times new roman" fo:font-size="12pt" style:font-size-asian="12pt" style:font-size-complex="12pt"/>
    </style:style>
    <style:style style:name="P47" style:family="paragraph" style:parent-style-name="Monospace">
      <style:text-properties style:font-name="Times new roman" fo:font-size="12pt" officeooo:rsid="0024671d" officeooo:paragraph-rsid="00227fcd" style:font-size-asian="12pt" style:font-size-complex="12pt"/>
    </style:style>
    <style:style style:name="P48" style:family="paragraph" style:parent-style-name="Monospace">
      <style:text-properties style:font-name="Times new roman" fo:font-size="12pt" officeooo:rsid="0024671d" officeooo:paragraph-rsid="0024671d" style:font-size-asian="12pt" style:font-size-complex="12pt"/>
    </style:style>
    <style:style style:name="P49" style:family="paragraph" style:parent-style-name="Monospace">
      <style:text-properties style:font-name="Times new roman" fo:font-size="12pt" officeooo:rsid="00227fcd" officeooo:paragraph-rsid="00227fcd" style:font-size-asian="12pt" style:font-size-complex="12pt"/>
    </style:style>
    <style:style style:name="T1" style:family="text">
      <style:text-properties fo:font-weight="bold" officeooo:rsid="0017afe3" style:font-weight-asian="bold" style:font-weight-complex="bold"/>
    </style:style>
    <style:style style:name="T2" style:family="text">
      <style:text-properties fo:font-weight="bold" officeooo:rsid="001f4dc0" style:font-weight-asian="bold" style:font-weight-complex="bold"/>
    </style:style>
    <style:style style:name="T3" style:family="text">
      <style:text-properties fo:font-weight="bold" officeooo:rsid="002255ae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255ae" style:font-style-asian="italic" style:font-style-complex="italic"/>
    </style:style>
    <style:style style:name="T6" style:family="text">
      <style:text-properties fo:font-style="italic" fo:font-weight="bold" officeooo:rsid="002255ae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officeooo:rsid="002255ae" style:font-style-asian="normal" style:font-weight-asian="normal" style:font-style-complex="normal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fo:font-weight="bold" officeooo:rsid="002255ae" style:font-weight-asian="bold" style:font-weight-complex="bold"/>
    </style:style>
    <style:style style:name="T10" style:family="text">
      <style:text-properties fo:font-size="12pt" officeooo:rsid="002255a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2255ae" style:font-size-asian="14pt" style:font-size-complex="14pt"/>
    </style:style>
    <style:style style:name="T13" style:family="text">
      <style:text-properties fo:font-size="14pt" fo:font-weight="bold" officeooo:rsid="0017afe3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f4dc0" style:font-size-asian="14pt" style:font-weight-asian="bold" style:font-size-complex="14pt" style:font-weight-complex="bold"/>
    </style:style>
    <style:style style:name="T15" style:family="text">
      <style:text-properties officeooo:rsid="00206318"/>
    </style:style>
    <style:style style:name="T16" style:family="text">
      <style:text-properties officeooo:rsid="002255ae"/>
    </style:style>
    <style:style style:name="T17" style:family="text">
      <style:text-properties fo:font-weight="normal" officeooo:rsid="002862f8" style:font-weight-asian="normal" style:font-weight-complex="normal"/>
    </style:style>
    <style:style style:name="T18" style:family="text">
      <style:text-properties fo:font-weight="normal" officeooo:rsid="0024a6a9" style:font-weight-asian="normal" style:font-weight-complex="normal"/>
    </style:style>
    <style:style style:name="T19" style:family="text">
      <style:text-properties officeooo:rsid="00227fcd"/>
    </style:style>
    <style:style style:name="T20" style:family="text">
      <style:text-properties fo:color="#000000" style:text-underline-style="none"/>
    </style:style>
    <style:style style:name="T21" style:family="text">
      <style:text-properties fo:color="#000000" style:text-underline-style="none" fo:font-weight="bold" style:font-weight-asian="bold" style:font-weight-complex="bold"/>
    </style:style>
    <style:style style:name="T22" style:family="text">
      <style:text-properties fo:color="#000000" style:text-underline-style="none" fo:font-weight="bold" officeooo:rsid="002255ae" style:font-weight-asian="bold" style:font-weight-complex="bold"/>
    </style:style>
    <style:style style:name="T23" style:family="text">
      <style:text-properties fo:color="#000000" style:text-underline-style="none" fo:font-weight="bold" officeooo:rsid="00269353" style:font-weight-asian="bold" style:font-weight-complex="bold"/>
    </style:style>
    <style:style style:name="T24" style:family="text">
      <style:text-properties fo:color="#000000" style:text-underline-style="none" fo:font-weight="bold" officeooo:rsid="0029b9c5" style:font-weight-asian="bold" style:font-weight-complex="bold"/>
    </style:style>
    <style:style style:name="T25" style:family="text">
      <style:text-properties fo:color="#000000" style:text-underline-style="none" officeooo:rsid="00269353"/>
    </style:style>
    <style:style style:name="T26" style:family="text">
      <style:text-properties fo:color="#000000" style:text-underline-style="none" officeooo:rsid="002b4d70"/>
    </style:style>
    <style:style style:name="T27" style:family="text">
      <style:text-properties fo:color="#000000" style:text-underline-style="none" fo:font-weight="normal" officeooo:rsid="0029b9c5" style:font-weight-asian="normal" style:font-weight-complex="normal"/>
    </style:style>
    <style:style style:name="T28" style:family="text">
      <style:text-properties fo:color="#000000" style:font-name="Times new roman" style:text-underline-style="none"/>
    </style:style>
    <style:style style:name="T29" style:family="text">
      <style:text-properties fo:color="#000000" style:font-name="Times new roman" style:text-underline-style="none" fo:font-weight="bold" style:font-weight-asian="bold" style:font-weight-complex="bold"/>
    </style:style>
    <style:style style:name="T30" style:family="text">
      <style:text-properties fo:color="#000000" style:font-name="Times new roman" style:text-underline-style="none" fo:font-weight="bold" officeooo:rsid="002255ae" style:font-weight-asian="bold" style:font-weight-complex="bold"/>
    </style:style>
    <style:style style:name="T31" style:family="text">
      <style:text-properties fo:color="#000000" style:font-name="Times new roman" style:text-underline-style="none" fo:font-weight="bold" officeooo:rsid="00269353" style:font-weight-asian="bold" style:font-weight-complex="bold"/>
    </style:style>
    <style:style style:name="T32" style:family="text">
      <style:text-properties fo:color="#000000" style:font-name="Times new roman" style:text-underline-style="none" fo:font-weight="bold" officeooo:rsid="0029b9c5" style:font-weight-asian="bold" style:font-weight-complex="bold"/>
    </style:style>
    <style:style style:name="T33" style:family="text">
      <style:text-properties fo:color="#000000" style:font-name="Times new roman" style:text-underline-style="none" fo:font-weight="bold" style:font-size-asian="12pt" style:font-weight-asian="bold" style:font-size-complex="12pt" style:font-weight-complex="bold"/>
    </style:style>
    <style:style style:name="T34" style:family="text">
      <style:text-properties fo:color="#000000" style:font-name="Times new roman" style:text-underline-style="none" fo:font-weight="bold" officeooo:rsid="002255ae" style:font-size-asian="12pt" style:font-weight-asian="bold" style:font-size-complex="12pt" style:font-weight-complex="bold"/>
    </style:style>
    <style:style style:name="T35" style:family="text">
      <style:text-properties fo:color="#000000" style:font-name="Times new roman" style:text-underline-style="none" fo:font-weight="bold" officeooo:rsid="00269353" style:font-size-asian="12pt" style:font-weight-asian="bold" style:font-size-complex="12pt" style:font-weight-complex="bold"/>
    </style:style>
    <style:style style:name="T36" style:family="text">
      <style:text-properties fo:color="#000000" style:font-name="Times new roman" style:text-underline-style="none" fo:font-weight="bold" officeooo:rsid="0029b9c5" style:font-size-asian="12pt" style:font-weight-asian="bold" style:font-size-complex="12pt" style:font-weight-complex="bold"/>
    </style:style>
    <style:style style:name="T37" style:family="text">
      <style:text-properties fo:color="#000000" style:font-name="Times new roman" style:text-underline-style="none" officeooo:rsid="00269353"/>
    </style:style>
    <style:style style:name="T38" style:family="text">
      <style:text-properties fo:color="#000000" style:font-name="Times new roman" style:text-underline-style="none" style:font-size-asian="12pt" style:font-size-complex="12pt"/>
    </style:style>
    <style:style style:name="T39" style:family="text">
      <style:text-properties fo:color="#000000" style:font-name="Times new roman" style:text-underline-style="none" officeooo:rsid="00269353" style:font-size-asian="12pt" style:font-size-complex="12pt"/>
    </style:style>
    <style:style style:name="T40" style:family="text">
      <style:text-properties officeooo:rsid="0024a6a9"/>
    </style:style>
    <style:style style:name="T41" style:family="text">
      <style:text-properties officeooo:rsid="00269353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font-size="12pt" style:font-size-asian="10.5pt" style:font-size-complex="12pt"/>
    </style:style>
    <style:style style:name="T44" style:family="text">
      <style:text-properties style:font-name="Times new roman" fo:font-size="12pt" style:font-size-asian="12pt" style:font-size-complex="12pt"/>
    </style:style>
    <style:style style:name="T45" style:family="text">
      <style:text-properties style:font-name="Times new roman" fo:font-size="12pt" officeooo:rsid="00206318" style:font-size-asian="12pt" style:font-size-complex="12pt"/>
    </style:style>
    <style:style style:name="T46" style:family="text">
      <style:text-properties style:font-name="Times new roman" fo:font-size="12pt" officeooo:rsid="002255ae" style:font-size-asian="12pt" style:font-size-complex="12pt"/>
    </style:style>
    <style:style style:name="T47" style:family="text">
      <style:text-properties style:font-name="Times new roman" officeooo:rsid="00206318"/>
    </style:style>
    <style:style style:name="T48" style:family="text">
      <style:text-properties style:font-name="Times new roman" officeooo:rsid="002255ae"/>
    </style:style>
    <style:style style:name="T49" style:family="text">
      <style:text-properties style:font-name="sans-serif"/>
    </style:style>
    <style:style style:name="T50" style:family="text">
      <style:text-properties style:font-name="Times_new_roman"/>
    </style:style>
    <style:style style:name="T51" style:family="text">
      <style:text-properties style:font-name="Times_new_roman" officeooo:rsid="002862f8"/>
    </style:style>
    <style:style style:name="T52" style:family="text">
      <style:text-properties officeooo:rsid="002862f8"/>
    </style:style>
    <style:style style:name="T53" style:family="text">
      <style:text-properties fo:font-size="13.5pt"/>
    </style:style>
    <style:style style:name="T54" style:family="text">
      <style:text-properties fo:font-size="13.5pt" fo:font-weight="normal" officeooo:rsid="0024a6a9" style:font-weight-asian="normal" style:font-weight-complex="normal"/>
    </style:style>
    <style:style style:name="T55" style:family="text">
      <style:text-properties fo:font-size="15pt" fo:font-weight="bold" officeooo:rsid="0017afe3" style:font-size-asian="15pt" style:font-weight-asian="bold" style:font-size-complex="15pt" style:font-weight-complex="bold"/>
    </style:style>
    <style:style style:name="T56" style:family="text">
      <style:text-properties fo:font-size="15pt" fo:font-weight="bold" officeooo:rsid="001f4dc0" style:font-size-asian="15pt" style:font-weight-asian="bold" style:font-size-complex="15pt" style:font-weight-complex="bold"/>
    </style:style>
    <style:style style:name="T57" style:family="text">
      <style:text-properties fo:font-size="15pt" fo:font-weight="bold" officeooo:rsid="002b4d70" style:font-size-asian="15pt" style:font-weight-asian="bold" style:font-size-complex="15pt" style:font-weight-complex="bold"/>
    </style:style>
    <style:style style:name="T58" style:family="text">
      <style:text-properties fo:font-size="16pt" style:font-size-asian="16pt" style:font-size-complex="16pt"/>
    </style:style>
    <style:style style:name="T59" style:family="text">
      <style:text-properties fo:font-size="16pt" officeooo:rsid="002255ae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 text:c="38"/><text:span text:style-name="T55">OS-PG </text:span><text:span text:style-name="T57">PINTOS ASSIGNMENT</text:span></text:p>
      <text:p text:style-name="P41"><text:s/></text:p>
      <text:p text:style-name="P42"><text:s text:c="35"/><text:span text:style-name="T11">Submitted By:Dhawal Jain(0801IT141028)</text:span></text:p>
      <text:p text:style-name="P42"/>
      <text:p text:style-name="P44"><text:s text:c="54"/><text:span text:style-name="T11"><text:s text:c="5"/>PART 1</text:span></text:p>
      <text:p text:style-name="P42"><text:s/></text:p>
      <text:p text:style-name="P42">1.Insallation the given pintos</text:p>
      <text:p text:style-name="P38"><text:span text:style-name="Emphasis"><text:span text:style-name="T44"/></text:span></text:p>
      <text:p text:style-name="Text_20_body"><text:span text:style-name="T44">=&gt; Step one:</text:span><text:span text:style-name="Strong_20_Emphasis"><text:span text:style-name="T44"> Install Qemu</text:span></text:span><text:span text:style-name="T44"> on your machine .</text:span></text:p>
      <text:p text:style-name="P37">Type the following command in your terminal to install Qemu.</text:p>
      <text:p text:style-name="Text_20_body"><text:span text:style-name="Emphasis"><text:span text:style-name="T44">sudo apt-get install qemu</text:span></text:span></text:p>
      <text:p text:style-name="Text_20_body"><text:span text:style-name="T44">=&gt; Step two: </text:span><text:span text:style-name="Strong_20_Emphasis"><text:span text:style-name="T44">Download Pintos</text:span></text:span><text:span text:style-name="T44"> on your machine.</text:span></text:p>
      <text:p text:style-name="Text_20_body"><text:span text:style-name="T44">=&gt; Step three: </text:span><text:span text:style-name="Strong_20_Emphasis"><text:span text:style-name="T44">Extract</text:span></text:span><text:span text:style-name="T44"> the pintos.tar.gz file.</text:span></text:p>
      <text:p text:style-name="P37">Create some directory in your $HOME , say os-pintos (this is followed throughout the article) using the following command.</text:p>
      <text:p text:style-name="Text_20_body"><text:span text:style-name="Emphasis"><text:span text:style-name="T44">mkdir os-pintos</text:span></text:span></text:p>
      <text:p text:style-name="P37">Change to this directory from home using the following command.</text:p>
      <text:p text:style-name="Text_20_body"><text:span text:style-name="Emphasis"><text:span text:style-name="T44">cd os-pintos</text:span></text:span></text:p>
      <text:p text:style-name="P37">First copy the pintos.tar.gz file from the downloads into this directory.Extract the “pintos.tar.gz” file in this folder using the following command.</text:p>
      <text:p text:style-name="Text_20_body"><text:span text:style-name="Emphasis"><text:span text:style-name="T44">tar -xvzf pintos.tar.gz</text:span></text:span></text:p>
      <text:p text:style-name="Text_20_body"><text:span text:style-name="T44">=&gt; Step four: Set</text:span><text:span text:style-name="Strong_20_Emphasis"><text:span text:style-name="T44"> GDBMACROS</text:span></text:span></text:p>
      <text:p text:style-name="P37">Open the file “pintos-gdb” which is present in /$HOME/os-pintos/pintos/src/utils . Find the variable GDBMACROS and set it to make it point to <text:span text:style-name="T15">path</text:span>‘$HOME/os-pintos/pintos/src/misc/gdb-macros’. The commands used are given below.</text:p>
      <text:p text:style-name="Text_20_body"><text:span text:style-name="Emphasis"><text:span text:style-name="T44">cd /pintos/src/utils</text:span></text:span></text:p>
      <text:p text:style-name="Text_20_body"><text:span text:style-name="Emphasis"><text:span text:style-name="T44">gedit pintos-gdb</text:span></text:span></text:p>
      <text:p text:style-name="Text_20_body"><text:span text:style-name="T45">change path of </text:span><text:span text:style-name="T44"><text:s/>“</text:span><text:span text:style-name="Emphasis"><text:span text:style-name="T44">GDBMACROS=$HOME/os-pintos/pintos/src/misc/gdb-macros</text:span></text:span><text:span text:style-name="T44">“.</text:span></text:p>
      <text:p text:style-name="Text_20_body"><text:span text:style-name="T44">=&gt; Step five:</text:span><text:span text:style-name="Strong_20_Emphasis"><text:span text:style-name="T44"> Edit Makefile </text:span></text:span><text:span text:style-name="T44">in utils directory</text:span></text:p>
      <text:p text:style-name="P37">Open the “Makefile” in the utils folder and replace line number five , “LDFLAGS = -lm” by “LDLIBS = -lm”.</text:p>
      <text:p text:style-name="Text_20_body"><text:span text:style-name="T44">=&gt; Step six:</text:span><text:span text:style-name="Strong_20_Emphasis"><text:span text:style-name="T44"> Compile the utilities</text:span></text:span><text:span text:style-name="T44"> in the “utils” folder .</text:span></text:p>
      <text:p text:style-name="P37">Use the following command to compile the utilities folder (assuming you are still in utils folder).</text:p>
      <text:p text:style-name="Text_20_body"><text:span text:style-name="Emphasis"><text:span text:style-name="T44">make</text:span></text:span></text:p>
      <text:p text:style-name="Text_20_body"><text:span text:style-name="T44">=&gt; Step seven:</text:span><text:span text:style-name="Strong_20_Emphasis"><text:span text:style-name="T44"> Edit Make.vars </text:span></text:span><text:span text:style-name="T44">in threads directory</text:span></text:p>
      <text:p text:style-name="Text_20_body"><text:span text:style-name="T44">Open the file Make.vars in “/</text:span><text:span text:style-name="T46">home/dhawal</text:span><text:span text:style-name="Emphasis"><text:span text:style-name="T44">/os-pintos/pintos/src/threads/Make.vars</text:span></text:span><text:span text:style-name="T44">” and change the last line(line number seven) to:</text:span></text:p>
      <text:p text:style-name="P37">“SIMULATOR = –qemu”</text:p>
      <text:p text:style-name="P37"/>
      <text:p text:style-name="P29"><text:soft-page-break/><text:span text:style-name="T3"/></text:p>
      <text:p text:style-name="P26"><text:span text:style-name="T16"><text:s text:c="51"/></text:span><text:span text:style-name="T59"><text:s text:c="2"/>PART 2</text:span></text:p>
      <text:p text:style-name="P5"/>
      <text:p text:style-name="P16"><text:s text:c="37"/><text:span text:style-name="T11"><text:s text:c="2"/>PREEMTION OF THREAD</text:span></text:p>
      <text:p text:style-name="P16"/>
      <text:p text:style-name="P16"/>
      <text:p text:style-name="P17">FILES AND FUNCTION MODIFIED</text:p>
      <text:p text:style-name="P5"/>
      <text:p text:style-name="P5">File <text:span text:style-name="T41">1</text:span>: thread.h</text:p>
      <text:p text:style-name="P5"/>
      <text:p text:style-name="P29"><text:span text:style-name="T7">Update</text:span><text:span text:style-name="T3"> </text:span>struct thread to include new vairable that stored number of ticks to sleep <text:span text:style-name="T16">i.e </text:span><text:span text:style-name="T6">time_to_sleep</text:span><text:span text:style-name="T5"> </text:span><text:span text:style-name="T16">and a list-elem </text:span><text:span text:style-name="T6">alarm_for_wake</text:span><text:span text:style-name="T16"> which will be used as a thread member in blocked state.</text:span></text:p>
      <text:p text:style-name="P29"/>
      <text:p text:style-name="P45"><text:a xlink:type="simple" xlink:href="../../../../../timer.c" text:style-name="Internet_20_link" text:visited-style-name="Visited_20_Internet_20_Link"><text:span text:style-name="T34">FILE </text:span></text:a><text:a xlink:type="simple" xlink:href="../../../../../timer.c" text:style-name="Internet_20_link" text:visited-style-name="Visited_20_Internet_20_Link"><text:span text:style-name="T35">2</text:span></text:a><text:a xlink:type="simple" xlink:href="../../../../../timer.c" text:style-name="Internet_20_link" text:visited-style-name="Visited_20_Internet_20_Link"><text:span text:style-name="T34">:timer.c</text:span></text:a></text:p>
      <text:p text:style-name="P47"/>
      <text:p text:style-name="P48">Method:timer_sleep()<text:tab/></text:p>
      <text:p text:style-name="P48"/>
      <text:p text:style-name="P48">Recieving time a thread need to sleep if time i.e ticks &gt; 0 than</text:p>
      <text:p text:style-name="P48">calling thread_sleep in thread.c</text:p>
      <text:p text:style-name="P48"/>
      <text:p text:style-name="P48"/>
      <text:p text:style-name="P1"><text:a xlink:type="simple" xlink:href="../../../../../thread.c" text:style-name="Internet_20_link" text:visited-style-name="Visited_20_Internet_20_Link"><text:span text:style-name="T38">File </text:span></text:a><text:a xlink:type="simple" xlink:href="../../../../../thread.c" text:style-name="Internet_20_link" text:visited-style-name="Visited_20_Internet_20_Link"><text:span text:style-name="T39">3</text:span></text:a><text:a xlink:type="simple" xlink:href="../../../../../thread.c" text:style-name="Internet_20_link" text:visited-style-name="Visited_20_Internet_20_Link"><text:span text:style-name="T38">:thread.c</text:span></text:a></text:p>
      <text:p text:style-name="P5"/>
      <text:p text:style-name="P18">Method:thread_init()</text:p>
      <text:p text:style-name="P30"/>
      <text:p text:style-name="P30">Initialize blocked_state list in thread_init and <text:span text:style-name="T19">in order to</text:span> ensure that thread wake will be called after whole system iniatialize <text:span text:style-name="T19">a variable named initialize is made true and initial thread sleep time=0</text:span>.</text:p>
      <text:p text:style-name="P30"/>
      <text:p text:style-name="P46">Method: thread_sleep()</text:p>
      <text:p text:style-name="P46"/>
      <text:p text:style-name="P49">Defining the sleep time of the current thread and pushing in blocked_state list and blocking the thread</text:p>
      <text:p text:style-name="P49"/>
      <text:p text:style-name="P49">Method: thread_wakeup()</text:p>
      <text:p text:style-name="P49"/>
      <text:p text:style-name="P49">Traverse the sleep list i.e blocked_state and check if thread </text:p>
      <text:p text:style-name="P49">has slept enough than remove it from the blocked state </text:p>
      <text:p text:style-name="P49"/>
      <text:p text:style-name="P49"/>
      <text:p text:style-name="P6">Test cases passed:</text:p>
      <text:p text:style-name="P31"/>
      <text:p text:style-name="P27">alarm-single</text:p>
      <text:p text:style-name="P27">alarm-zero</text:p>
      <text:p text:style-name="P27">alarm-negative</text:p>
      <text:p text:style-name="P32">alarm-multiple</text:p>
      <text:p text:style-name="P27">alarm-simultaneous</text:p>
      <text:p text:style-name="P27"/>
      <text:p text:style-name="P4">Logic of Implementation:</text:p>
      <text:p text:style-name="P27"/>
      <text:p text:style-name="P33">Our solution is to create a new variable in thread structure that will store the number of ticks to sleep.</text:p>
      <text:p text:style-name="P33"><text:span text:style-name="T40">T</text:span>imer_interrupt is the API that CPU call at each tick.In this function we can iterate over all the threads/processes and check the processes whose ticks to sleep have expired, and wake up that process i.e. thread_unblock() that specific thread. </text:p>
      <text:p text:style-name="P33">This prevent busy-waiting and also savescpu from lot of context-switches improving efficieny.</text:p>
      <text:p text:style-name="P27"/>
      <text:p text:style-name="P7"><text:s text:c="58"/></text:p>
      <text:p text:style-name="P7"><text:soft-page-break/></text:p>
      <text:p text:style-name="P7"><text:s text:c="58"/><text:span text:style-name="T58">PART 3</text:span></text:p>
      <text:p text:style-name="P8"/>
      <text:p text:style-name="P8"><text:s text:c="30"/><text:span text:style-name="T11">IMPLEMENT PRIORITY SCHEDULLING</text:span></text:p>
      <text:p text:style-name="P8"/>
      <text:p text:style-name="P9">FILES AND FUNCTION MODIFIED:</text:p>
      <text:p text:style-name="P9"/>
      <text:p text:style-name="P9">File <text:span text:style-name="T41">1</text:span>: thread.<text:span text:style-name="T41">c</text:span></text:p>
      <text:p text:style-name="P9"/>
      <text:p text:style-name="P33"><text:span text:style-name="T17">Mehod:</text:span><text:span text:style-name="T18">bool my_priority_picker(const struct list_elem *a, const struct list_elem *b, void *aux) {</text:span>struct thread *ta = list_entry(a, struct thread, elem) ;</text:p>
      <text:p text:style-name="P27"/>
      <text:p text:style-name="P34">It is just a compare function for compairing priority of threads</text:p>
      <text:p text:style-name="P34"/>
      <text:p text:style-name="P35"><text:span text:style-name="T41">Method:</text:span>thread_create (const char *name, int priority,thread_func *function, void *aux)</text:p>
      <text:p text:style-name="P35"/>
      <text:p text:style-name="P34">Scheduling if new thread priority is more than <text:span text:style-name="T52">current running thread priority</text:span></text:p>
      <text:p text:style-name="P34"/>
      <text:p text:style-name="P33"><text:span text:style-name="T52">Method:</text:span>void thread_set_priority (int new_priority)</text:p>
      <text:p text:style-name="P36">Set the current thread priority to new_priority and yield the cpu if higher priority process in queue.</text:p>
      <text:p text:style-name="P36"/>
      <text:p text:style-name="P33"><text:span text:style-name="T52">Method:</text:span>static struct thread *next_thread_to_run (void)</text:p>
      <text:p text:style-name="P36">Called from schedule to get next highest priority thread from ready queue.</text:p>
      <text:p text:style-name="P36"/>
      <text:p text:style-name="P10">Test Case Passed:</text:p>
      <text:p text:style-name="P19"/>
      <text:p text:style-name="P19">alarm-priority</text:p>
      <text:p text:style-name="P19">priority-fifo</text:p>
      <text:p text:style-name="P19">priority-change</text:p>
      <text:p text:style-name="P19"/>
      <text:p text:style-name="P9">Implementation Logic:</text:p>
      <text:p text:style-name="P9"/>
      <text:p text:style-name="P20">1.We reuse the list_max api of list.h to find the highest priority thread in ready list.</text:p>
      <text:p text:style-name="P20"/>
      <text:p text:style-name="P20">2.The next_thread_to_run is modified to return highest priority thread</text:p>
      <text:p text:style-name="P20"/>
      <text:p text:style-name="P20">3.We also check the priority of newly created thread and yield the cpu if priority of running thread is lower than the priority of new thread.</text:p>
      <text:p text:style-name="P20"/>
      <text:p text:style-name="P20">4.We also yield the cpu if running thread lowers its priority and there exist a thread in ready list with priority higher than the prio<text:span text:style-name="T41">ri</text:span>ty of running thread.</text:p>
      <text:p text:style-name="P20"/>
      <text:p text:style-name="P20"/>
      <text:p text:style-name="P2"><text:a xlink:type="simple" xlink:href="../../../../../sync.c" text:style-name="Internet_20_link" text:visited-style-name="Visited_20_Internet_20_Link"><text:span text:style-name="T33">File </text:span></text:a><text:a xlink:type="simple" xlink:href="../../../../../sync.c" text:style-name="Internet_20_link" text:visited-style-name="Visited_20_Internet_20_Link"><text:span text:style-name="T36">2</text:span></text:a><text:a xlink:type="simple" xlink:href="../../../../../sync.c" text:style-name="Internet_20_link" text:visited-style-name="Visited_20_Internet_20_Link"><text:span text:style-name="T33">:sync.c</text:span></text:a></text:p>
      <text:p text:style-name="P19"><text:span text:style-name="T20"/></text:p>
      <text:p text:style-name="P21"><text:span text:style-name="T20">Method:void sema_up (struct semaphore *sema)</text:span></text:p>
      <text:p text:style-name="P21"><text:span text:style-name="T20"/></text:p>
      <text:p text:style-name="P22"><text:span text:style-name="T20">Waking up the thread of highest priority from the sema-&gt;waiters list instead of just pop from front while sema up.</text:span></text:p>
      <text:p text:style-name="P22"><text:span text:style-name="T20"/></text:p>
      <text:p text:style-name="P11"><text:span text:style-name="T20">Test Case Passed:</text:span></text:p>
      <text:p text:style-name="P13"><text:span text:style-name="T20"/></text:p>
      <text:p text:style-name="P22"><text:span text:style-name="T20">priority-sema</text:span></text:p>
      <text:p text:style-name="P22"><text:span text:style-name="T20"/></text:p>
      <text:p text:style-name="P10"><text:span text:style-name="T20">Implemtation Logic:</text:span></text:p>
      <text:p text:style-name="P22"><text:span text:style-name="T20">Just ensure that highest priority thread only unblock while signal operation of semaphore i.e through semaUp</text:span></text:p>
      <text:p text:style-name="P22"><text:soft-page-break/><text:span text:style-name="T20"/></text:p>
      <text:p text:style-name="P22"><text:span text:style-name="T20"/></text:p>
      <text:p text:style-name="P22"><text:span text:style-name="T20">Method :void cond_signal(struct condition *cond, struct lock *lock UNUSED)</text:span></text:p>
      <text:p text:style-name="P22"><text:span text:style-name="T20"/></text:p>
      <text:p text:style-name="P22"><text:span text:style-name="T20">Sorting the condition waiting list <text:s/>and passing correspondingly the front into semaUp.</text:span></text:p>
      <text:p text:style-name="P22"><text:span text:style-name="T20"/></text:p>
      <text:p text:style-name="P22"><text:span text:style-name="T20">Method:bool sema_priority_less_helper(const struct list_elem *a,const struct list_elem *b, void *aux);</text:span></text:p>
      <text:p text:style-name="P22"><text:span text:style-name="T20"/></text:p>
      <text:p text:style-name="P22"><text:span text:style-name="T26">C</text:span><text:span text:style-name="T20">omparator function for semaphore representing thread priority which is waiting for a condition to be true.</text:span></text:p>
      <text:p text:style-name="P22"><text:span text:style-name="T20"/></text:p>
      <text:p text:style-name="P12"><text:span text:style-name="T20">Test Case Passed:</text:span></text:p>
      <text:p text:style-name="P14"><text:span text:style-name="T20"/></text:p>
      <text:p text:style-name="P23"><text:span text:style-name="T20">priority-</text:span><text:span text:style-name="T26">condvar</text:span></text:p>
      <text:p text:style-name="P23"><text:span text:style-name="T20"/></text:p>
      <text:p text:style-name="P15"><text:span text:style-name="T20">Implemtation Logic</text:span></text:p>
      <text:p text:style-name="P15"><text:span text:style-name="T20"/></text:p>
      <text:p text:style-name="P24"><text:span text:style-name="T20">Ensuring Priority wise pop from condition waiting list.</text:span></text:p>
      <text:p text:style-name="P24"><text:span text:style-name="T20"/></text:p>
      <text:p text:style-name="P24"><text:span text:style-name="T20"/></text:p>
      <text:p text:style-name="P22"><text:span text:style-name="T20"/></text:p>
      <text:p text:style-name="P22"><text:span text:style-name="T20"/></text:p>
      <text:p text:style-name="P19"><text:span text:style-name="T20"/></text:p>
      <text:p text:style-name="P21"><text:span text:style-name="T20"/></text:p>
      <text:p text:style-name="P19"><text:span text:style-name="T20"/></text:p>
      <text:p text:style-name="P19"><text:span text:style-name="T20"/></text:p>
      <text:p text:style-name="P19"/>
      <text:p text:style-name="P20"/>
      <text:p text:style-name="P19"/>
      <text:p text:style-name="P19"/>
      <text:p text:style-name="P19"/>
      <text:p text:style-name="P19"/>
      <text:p text:style-name="P8"/>
      <text:p text:style-name="P49"/>
      <text:p text:style-name="P49"/>
      <text:p text:style-name="P49"/>
      <text:p text:style-name="P49"/>
      <text:p text:style-name="P49"/>
      <text:p text:style-name="P31"/>
      <text:p text:style-name="P25"><text:span text:style-name="T4"/></text:p>
      <text:p text:style-name="P25"><text:span text:style-name="T4"/></text:p>
      <text:p text:style-name="P39"/>
      <text:p text:style-name="P30"/>
      <text:p text:style-name="P3"/>
      <text:p text:style-name="P29"/>
      <text:p text:style-name="P5"/>
      <text:p text:style-name="P5"/>
      <text:p text:style-name="P43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Times_new_roman" svg:font-family="Times_new_roman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onospace" style:family="paragraph" style:parent-style-name="Standard">
      <style:text-properties style:font-name="Liberation Sans" fo:font-family="'Liberation Sans'" style:font-family-generic="swiss" style:font-pitch="variable" fo:font-size="12pt" officeooo:rsid="00227fc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1:35:39.830844272</meta:creation-date>
    <dc:date>2018-10-23T01:35:03.949723345</dc:date>
    <meta:editing-duration>PT4M24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4" meta:paragraph-count="94" meta:word-count="751" meta:character-count="5465" meta:non-whitespace-character-count="4427"/>
  </office:meta>
</office:document-meta>
</file>